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{</mo>
        <mrow>
          <mi>H</mi>
          <mi>,</mi>
          <mi>F</mi>
        </mrow>
        <mo stretchy="false">}</mo>
      </mrow>
      <mrow>
        <mi/>
        <mover>
          <mo stretchy="false">=</mo>
          <mtext>!</mtext>
        </mover>
        <mi/>
      </mrow>
      <mfrac>
        <mrow>
          <mo stretchy="false">∂</mo>
          <mi>F</mi>
        </mrow>
        <mrow>
          <mo stretchy="false">∂</mo>
          <mi>t</mi>
        </mrow>
      </mfrac>
    </mrow>
    <annotation encoding="StarMath 5.0">lbrace H , F rbrace ` = csup "!" ` {partial F} over {partial t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3T17:42:45.716000000</meta:creation-date>
    <meta:generator>LibreOffice/4.1.4.2$Windows_x86 LibreOffice_project/0a0440ccc0227ad9829de5f46be37cfb6edcf72</meta:generator>
  </office:meta>
</office:document-meta>
</file>